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-=Д С П=-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ДСП</text:p>
            <text:p>Для служебного пользован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Евгений  Бородин</meta:initial-creator>
    <meta:creation-date>2020-11-20T13:04:01.410880011</meta:creation-date>
    <dc:date>2020-11-20T13:05:04.139291784</dc:date>
    <dc:creator>Евгений  Бородин</dc:creator>
    <meta:editing-duration>PT1M3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